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25in" fo:margin-left="1.3167in" table:align="left"/>
    </style:style>
    <style:style style:name="Table1.A" style:family="table-column">
      <style:table-column-properties style:column-width="3.25in"/>
    </style:style>
    <style:style style:name="Table1.1" style:family="table-row">
      <style:table-row-properties style:min-row-height="0.375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4813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525in"/>
    </style:style>
    <style:style style:name="Table2" style:family="table">
      <style:table-properties style:width="3.25in" fo:margin-left="1.3063in" table:align="left"/>
    </style:style>
    <style:style style:name="Table2.A" style:family="table-column">
      <style:table-column-properties style:column-width="3.2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officeooo:rsid="000dafdb" officeooo:paragraph-rsid="000dafdb"/>
    </style:style>
    <style:style style:name="P2" style:family="paragraph" style:parent-style-name="Standard" style:list-style-name="L1">
      <style:text-properties officeooo:rsid="000e5f17" officeooo:paragraph-rsid="000e5f17"/>
    </style:style>
    <style:style style:name="P3" style:family="paragraph" style:parent-style-name="Standard">
      <style:text-properties officeooo:rsid="000e5f17" officeooo:paragraph-rsid="000e5f17"/>
    </style:style>
    <style:style style:name="P4" style:family="paragraph" style:parent-style-name="Table_20_Contents">
      <style:paragraph-properties fo:text-align="center" style:justify-single-word="false"/>
      <style:text-properties officeooo:rsid="000e5f17" officeooo:paragraph-rsid="000e5f17"/>
    </style:style>
    <style:style style:name="P5" style:family="paragraph" style:parent-style-name="Table_20_Contents">
      <style:text-properties officeooo:rsid="000fd214" officeooo:paragraph-rsid="000fd214"/>
    </style:style>
    <style:style style:name="P6" style:family="paragraph">
      <style:paragraph-properties fo:text-align="center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67438446" text:style-name="L1">
        <text:list-item>
          <text:p text:style-name="P1">When testing a user specified chapter;I would remove all the tests done that have that specified chapter to see the response of the program. I could also specify a chapter that is not in the list of chapters provided</text:p>
        </text:list-item>
        <text:list-item>
          <text:p text:style-name="P1">I would build JUNIT tests for the tests. This test would help know the flow of the program. The tests would basically be unit testing.</text:p>
        </text:list-item>
        <text:list-item>
          <text:p text:style-name="P2">If the Chapter is not among the specified chapters, The user would not get any output as there would be no array allocation for the chapterQuestionsAnswered and chapterQuestionsCorrect.</text:p>
        </text:list-item>
        <text:list-item>
          <text:p text:style-name="P2"><text:s text:c="3"/>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Java.lang.Exception</text:p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Table_20_Contents"/>
          </table:table-cell>
        </table:table-row>
      </table:table>
      <text:p text:style-name="P3"><draw:line text:anchor-type="paragraph" draw:z-index="0" draw:name="Shape1" draw:style-name="gr1" draw:text-style-name="P6" svg:x1="2.7736in" svg:y1="0.0228in" svg:x2="2.6902in" svg:y2="0.1374in"><text:p/></draw:line><draw:line text:anchor-type="paragraph" draw:z-index="1" draw:name="Shape3" draw:style-name="gr1" draw:text-style-name="P6" svg:x1="2.6902in" svg:y1="0.1374in" svg:x2="2.8882in" svg:y2="0.1374in"><text:p/></draw:line><draw:line text:anchor-type="paragraph" draw:z-index="2" draw:name="Shape4" draw:style-name="gr1" draw:text-style-name="P6" svg:x1="2.7945in" svg:y1="0.1272in" svg:x2="2.7945in" svg:y2="1.7417in"><text:p/></draw:line><draw:line text:anchor-type="paragraph" draw:z-index="3" draw:name="Shape1" draw:style-name="gr1" draw:text-style-name="P6" svg:x1="2.7736in" svg:y1="0.0228in" svg:x2="2.8882in" svg:y2="0.1374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ChapterNotFound</text:p>
          </table:table-cell>
        </table:table-row>
        <table:table-row>
          <table:table-cell table:style-name="Table2.A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">+getMessage():String</text:p>
            <text:p text:style-name="P5">+chapterNotFound():void</text:p>
            <text:p text:style-name="P5">+chapterNotFound(message:String):voi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20:16:49.297883574</meta:creation-date>
    <dc:date>2019-09-25T22:06:22.011191743</dc:date>
    <meta:editing-duration>PT1H8M22S</meta:editing-duration>
    <meta:editing-cycles>1</meta:editing-cycles>
    <meta:document-statistic meta:table-count="2" meta:image-count="0" meta:object-count="0" meta:page-count="1" meta:paragraph-count="9" meta:word-count="101" meta:character-count="660" meta:non-whitespace-character-count="568"/>
    <meta:generator>LibreOffice/6.1.3.2$Linux_X86_64 LibreOffice_project/86daf60bf00efa86ad547e59e09d6bb77c699acb</meta:generator>
  </office:meta>
</office:document-meta>
</file>